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76b3b" officeooo:paragraph-rsid="00176b3b" style:font-weight-asian="bold" style:font-weight-complex="bold"/>
    </style:style>
    <style:style style:name="P2" style:family="paragraph" style:parent-style-name="Frame_20_contents">
      <style:text-properties officeooo:paragraph-rsid="00108783"/>
    </style:style>
    <style:style style:name="P3" style:family="paragraph">
      <loext:graphic-properties draw:fill-color="#adc5e7"/>
    </style:style>
    <style:style style:name="P4" style:family="paragraph">
      <loext:graphic-properties draw:fill-color="#adc5e7"/>
      <style:text-properties fo:font-size="11pt" style:font-size-asian="11pt" style:font-size-complex="11pt"/>
    </style:style>
    <style:style style:name="P5" style:family="paragraph">
      <loext:graphic-properties draw:fill-color="#adc5e7"/>
      <style:text-properties fo:font-size="12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officeooo:rsid="00108783"/>
    </style:style>
    <style:style style:name="T2" style:family="text">
      <style:text-properties officeooo:rsid="0018986d"/>
    </style:style>
    <style:style style:name="T3" style:family="text">
      <style:text-properties fo:font-size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gr1" style:family="graphic">
      <style:graphic-properties draw:fill-color="#adc5e7" draw:textarea-horizontal-align="justify" draw:textarea-vertical-align="middle" draw:auto-grow-height="false" fo:min-height="0.7902in" fo:min-width="1.3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fill-color="#adc5e7" draw:textarea-horizontal-align="justify" draw:textarea-vertical-align="middle" draw:auto-grow-height="false" fo:min-height="0.6854in" fo:min-width="1.2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fill-color="#adc5e7" draw:textarea-horizontal-align="justify" draw:textarea-vertical-align="middle" draw:auto-grow-height="false" fo:min-height="0.7957in" fo:min-width="0.9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fill-color="#adc5e7" draw:textarea-horizontal-align="justify" draw:textarea-vertical-align="middle" draw:auto-grow-height="false" fo:min-height="0.8535in" fo:min-width="1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-color="#adc5e7" draw:textarea-horizontal-align="justify" draw:textarea-vertical-align="middle" draw:auto-grow-height="false" fo:min-height="0.7618in" fo:min-width="1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adc5e7" draw:textarea-horizontal-align="justify" draw:textarea-vertical-align="middle" draw:auto-grow-height="false" fo:min-height="0.7409in" fo:min-width="1.2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dc5e7" draw:textarea-horizontal-align="justify" draw:textarea-vertical-align="middle" draw:auto-grow-height="false" fo:min-height="0.8402in" fo:min-width="1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adc5e7" draw:textarea-horizontal-align="justify" draw:textarea-vertical-align="middle" draw:auto-grow-height="false" fo:min-height="0.9354in" fo:min-width="1.2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adc5e7" draw:textarea-horizontal-align="justify" draw:textarea-vertical-align="middle" draw:auto-grow-height="false" fo:min-height="0.0736in" fo:min-width="0.7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adc5e7" draw:textarea-horizontal-align="justify" draw:textarea-vertical-align="middle" draw:auto-grow-height="false" fo:min-height="3.2217in" fo:min-width="0.0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0.0402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4193in" fo:min-width="0.0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dc5e7" draw:textarea-horizontal-align="justify" draw:textarea-vertical-align="middle" draw:auto-grow-height="false" fo:min-height="0.998in" fo:min-width="0.1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adc5e7" draw:textarea-horizontal-align="justify" draw:textarea-vertical-align="middle" draw:auto-grow-height="false" fo:min-height="0.0528in" fo:min-width="0.6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adc5e7" draw:textarea-horizontal-align="justify" draw:textarea-vertical-align="middle" draw:auto-grow-height="false" fo:min-height="0.5839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adc5e7" draw:textarea-horizontal-align="justify" draw:textarea-vertical-align="middle" draw:auto-grow-height="false" fo:min-height="0.0736in" fo:min-width="0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adc5e7" draw:textarea-horizontal-align="justify" draw:textarea-vertical-align="middle" draw:auto-grow-height="false" fo:min-height="0.089in" fo:min-width="2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 style:parent-style-name="Frame">
      <style:graphic-properties draw:fill-color="#adc5e7" draw:textarea-horizontal-align="justify" draw:textarea-vertical-align="middle" draw:auto-grow-height="false" fo:min-height="1.1035in" fo:min-width="1.0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fill-color="#adc5e7" draw:textarea-horizontal-align="justify" draw:textarea-vertical-align="middle" draw:auto-grow-height="false" fo:min-height="0.7882in" fo:min-width="1.2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fill-color="#adc5e7" draw:textarea-horizontal-align="justify" draw:textarea-vertical-align="middle" draw:auto-grow-height="false" fo:min-height="0.0626in" fo:min-width="0.9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fill-color="#adc5e7" draw:textarea-horizontal-align="justify" draw:textarea-vertical-align="middle" draw:auto-grow-height="false" fo:min-height="1.2252in" fo:min-width="0.062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4" draw:name="Shape3" draw:style-name="gr5" draw:text-style-name="P3" svg:width="1.5106in" svg:height="0.8441in" svg:x="3.2264in" svg:y="3.0272in"><text:p text:style-name="P2"><text:span text:style-name="T1">OWL (RDF/XML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4" draw:style-name="gr18" draw:text-style-name="P3" svg:width="1.1878in" svg:height="1.2189in" svg:x="1.9764in" svg:y="0.8957in"><text:p text:style-name="P2"><text:span text:style-name="T1">MatCA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5" draw:style-name="gr3" draw:text-style-name="P3" svg:width="1.4067in" svg:height="1.1252in" svg:x="-0.2839in" svg:y="0.9071in"><text:p text:style-name="P2"><text:span text:style-name="T1">Search New Material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6" draw:style-name="gr4" draw:text-style-name="P3" svg:width="1.063in" svg:height="1.365in" svg:x="1.6744in" svg:y="2.7256in"><text:p text:style-name="P2"><text:span text:style-name="T1">Existing Database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name="Shape9" draw:style-name="gr8" draw:text-style-name="P3" svg:width="1.6461in" svg:height="1.3232in" svg:x="1.4244in" svg:y="7.7717in"><text:p>Data Visualization to </text:p><text:p>MatCALO</text:p>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<draw:equation draw:name="f0" draw:formula="left+$0 "/><draw:equation draw:name="f1" draw:formula="top+$0 "/><draw:equation draw:name="f2" draw:formula="right-$0 "/><draw:equation draw:name="f3" draw:formula="bottom-$0 "/><draw:equation draw:name="f4" draw:formula="$0 /2"/><draw:equation draw:name="f5" draw:formula="left+?f4 "/><draw:equation draw:name="f6" draw:formula="top+?f4 "/><draw:equation draw:name="f7" draw:formula="right-?f4 "/><draw:equation draw:name="f8" draw:formula="bottom-?f4 "/><draw:handle draw:handle-position="$0 top" draw:handle-range-x-minimum="0" draw:handle-range-x-maximum="10800"/></draw:enhanced-geometry></draw:custom-shape><draw:custom-shape text:anchor-type="paragraph" draw:z-index="0" draw:name="Shape1" draw:style-name="gr1" draw:text-style-name="P3" svg:width="1.448in" svg:height="0.8752in" svg:x="5.6535in" svg:y="1.4902in"><text:p><text:span text:style-name="T3">Raw data from </text:span></text:p><text:p><text:span text:style-name="T3">different source </text:span></text:p><text:p><text:span text:style-name="T3">(Web,Local)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0" draw:style-name="gr9" draw:text-style-name="P3" svg:width="0.865in" svg:height="0.1461in" svg:x="1.122in" svg:y="1.41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12" draw:style-name="gr10" draw:text-style-name="P5" svg:width="0.1787in" svg:height="3.6815in" svg:x="2.1638in" svg:y="4.09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0" draw:name="Shape13" draw:style-name="gr11" svg:width="0.0213in" svg:height="0.0461in" svg:x="2.2783in" svg:y="3.9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1" draw:name="Shape14" draw:style-name="gr12" svg:width="0.1043in" svg:height="0.4795in" svg:x="6.2783in" svg:y="2.36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2" draw:name="Shape15" draw:style-name="gr13" draw:text-style-name="P3" svg:width="0.2189in" svg:height="1.1406in" svg:x="3.8409in" svg:y="3.870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16" draw:style-name="gr14" draw:text-style-name="P3" svg:width="0.7189in" svg:height="0.1043in" svg:x="4.7366in" svg:y="3.392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Shape11" draw:style-name="gr15" draw:text-style-name="P3" svg:width="0.1252in" svg:height="0.6677in" svg:x="2.3307in" svg:y="2.114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17" draw:style-name="gr16" draw:text-style-name="P3" svg:width="0.4898in" svg:height="0.1461in" svg:x="2.7366in" svg:y="3.365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8" draw:style-name="gr7" draw:text-style-name="P3" svg:width="2.198in" svg:height="1.3335in" svg:x="2.8618in" svg:y="5.011in"><text:p>Get Return from </text:p><text:p>OWL and trigger key</text:p>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NEW Material search <text:span text:style-name="T2">(Approach-2)</text:span></text:p>
      <text:p text:style-name="Standard"><draw:frame text:anchor-type="paragraph" draw:z-index="18" draw:name="Shape21" draw:style-name="gr19" draw:text-style-name="P6" svg:width="0.4067in" svg:height="0.1925in" svg:x="2.8201in" svg:y="2.9811in"><draw:text-box><text:p><text:span text:style-name="T5">NO</text:span></text:p></draw:text-box></draw:frame><draw:frame text:anchor-type="paragraph" draw:z-index="19" draw:name="Shape21" draw:style-name="gr19" draw:text-style-name="P6" svg:width="0.4067in" svg:height="0.1925in" svg:x="1.7575in" svg:y="4.8028in"><draw:text-box><text:p><text:span text:style-name="T5">YES</text:span></text:p></draw:text-box></draw:frame><draw:custom-shape text:anchor-type="paragraph" draw:z-index="20" draw:name="Shape18" draw:style-name="gr20" draw:text-style-name="P3" svg:width="1.2504in" svg:height="1.2606in" svg:x="5.7528in" svg:y="5.0217in"><text:p>Select Key based </text:p><text:p>Pre fixed Data set</text:p><text:p>(json,CSV)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5" draw:name="Shape7" draw:style-name="gr6" draw:text-style-name="P4" svg:width="1.9067in" svg:height="1.1776in" svg:x="5.428in" svg:y="7.6819in"><text:p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e</text:span><text:span text:style-name="T4">d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s</text:span><text:span text:style-name="T4">e</text:span><text:span text:style-name="T4">t </text:span></text:p><text:p><text:span text:style-name="T4">S</text:span><text:span text:style-name="T4">e</text:span><text:span text:style-name="T4">n</text:span><text:span text:style-name="T4">d</text:span><text:span text:style-name="T4"> </text:span><text:span text:style-name="T4">f</text:span><text:span text:style-name="T4">o</text:span><text:span text:style-name="T4">r </text:span></text:p><text:p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6" draw:name="Shape20" draw:style-name="gr17" draw:text-style-name="P3" svg:width="2.537in" svg:height="0.1776in" svg:x="3.0701in" svg:y="8.246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" draw:name="Shape2" draw:style-name="gr2" draw:text-style-name="P3" svg:width="1.8043in" svg:height="0.9689in" svg:x="5.3965in" svg:y="2.6528in"><text:p text:style-name="P2"><text:span text:style-name="T1">Python(owlready2, Prote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19" draw:style-name="gr21" draw:text-style-name="P3" svg:width="1.0835in" svg:height="0.1252in" svg:x="4.6693in" svg:y="5.667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2" draw:name="Shape22" draw:style-name="gr22" draw:text-style-name="P3" svg:width="0.1252in" svg:height="1.4004in" svg:x="6.4299in" svg:y="6.281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0:38:46.023571200</meta:creation-date>
    <dc:date>2019-08-26T12:43:49.738084295</dc:date>
    <meta:editing-duration>PT32M27S</meta:editing-duration>
    <meta:editing-cycles>6</meta:editing-cycles>
    <meta:generator>LibreOffice/6.0.7.3$Linux_X86_64 LibreOffice_project/00m0$Build-3</meta:generator>
    <meta:print-date>2019-08-26T12:12:43.432454385</meta:print-date>
    <meta:document-statistic meta:table-count="0" meta:image-count="0" meta:object-count="0" meta:page-count="1" meta:paragraph-count="6" meta:word-count="14" meta:character-count="113" meta:non-whitespace-character-count="105"/>
  </office:meta>
</office:document-meta>
</file>